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ainerDefinition.AbstractContainer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initializeFrom( WidgetDefinition defini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ContainerDefinition.getWidg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addWidgetDefinition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Definition.getWidgetDefinition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checkCompleten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ainerDefinition.has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createWidget( Widget parent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resolve( List parents , WidgetDefinit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ainerDefinition.createWidgets( Widge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